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6.194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30.748cm" style:use-optimal-column-width="false"/>
    </style:style>
    <style:style style:name="ro1" style:family="table-row">
      <style:table-row-properties style:row-height="15.535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0.608cm" svg:height="190.90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عباس تیرا حق ہے زمانہ تجھے روئے<text:line-break/>جب شام و سحر فاطمہ زہرا تجھے روئے</text:p>
              </table:table-cell>
              <table:table-cell table:style-name="ce2"/>
              <table:table-cell table:style-name="ce3">
                <text:p text:style-name="P2">abbas tera haq hai zamana tujhe roye<text:line-break/>jab sham o sahar fatema zahra tujhe roye</text:p>
              </table:table-cell>
            </table:table-row>
            <table:table-row table:style-name="ro1" table:default-cell-style-name="ce3">
              <table:table-cell table:style-name="ce4">
                <text:p text:style-name="P3">درّہ لئے پہرے پہ ستمگار کھڑا ہے<text:line-break/>کیسے تیرے لاشے پہ سکینہ تجھے روئے</text:p>
              </table:table-cell>
              <table:table-cell>
                <text:p text:style-name="P2">1</text:p>
              </table:table-cell>
              <table:table-cell>
                <text:p text:style-name="P2">durra liye pehre pe sitamgaar khada hai<text:line-break/>Kaise tere laashe pe sakina tujhe roye</text:p>
              </table:table-cell>
            </table:table-row>
            <table:table-row table:style-name="ro1" table:default-cell-style-name="ce3">
              <table:table-cell table:style-name="ce4">
                <text:p text:style-name="P3">جس وقت اٹھایا نہ گیا لاشہ جواں کا<text:line-break/>شہ اس گھڑی اکبر سے زیادہ تجھے روئے</text:p>
              </table:table-cell>
              <table:table-cell>
                <text:p text:style-name="P2">2</text:p>
              </table:table-cell>
              <table:table-cell>
                <text:p text:style-name="P2">jis waqt uthaya na gaya laasha jawan ka<text:line-break/>sheh us ghadi akbar se zyada tujhe roye</text:p>
              </table:table-cell>
            </table:table-row>
            <table:table-row table:style-name="ro1" table:default-cell-style-name="ce3">
              <table:table-cell table:style-name="ce4">
                <text:p text:style-name="P3">زینب نے کہا شامِ غریباں میں اے غازی<text:line-break/>بے پردہ مجھے دیکھ کے بابا تجھے روئے</text:p>
              </table:table-cell>
              <table:table-cell>
                <text:p text:style-name="P2">3</text:p>
              </table:table-cell>
              <table:table-cell>
                <text:p text:style-name="P2">zainab ne kaha sham-e-ghariban may ay ghazi<text:line-break/>be-parda mujhe dekh ke baba tujhe roye</text:p>
              </table:table-cell>
            </table:table-row>
            <table:table-row table:style-name="ro1" table:default-cell-style-name="ce3">
              <table:table-cell table:style-name="ce4">
                <text:p text:style-name="P3">سجدے کے لئے جب لیا ہاتھوں کا سہارا<text:line-break/>تو سجاد مصلے پہ ہمیشہ تجھے روئے</text:p>
              </table:table-cell>
              <table:table-cell>
                <text:p text:style-name="P2">4</text:p>
              </table:table-cell>
              <table:table-cell>
                <text:p text:style-name="P2">sajde ke liye jab liya haathon ka sahara<text:line-break/>to sajjad musalle pe hamesha tujhe roye</text:p>
              </table:table-cell>
            </table:table-row>
            <table:table-row table:style-name="ro1" table:default-cell-style-name="ce3">
              <table:table-cell table:style-name="ce4">
                <text:p text:style-name="P3">بن ہاتھوں کے کس طرح تو گھوڑے سے گرا تھا<text:line-break/>یہ سن کے بہت اہلِ مدینہ تجھے روئے</text:p>
              </table:table-cell>
              <table:table-cell>
                <text:p text:style-name="P2">5</text:p>
              </table:table-cell>
              <table:table-cell>
                <text:p text:style-name="P2">bin haathon ke kis tarha tu ghode se gira tha<text:line-break/>ye sunke bahot ahle madina tujhe roye</text:p>
              </table:table-cell>
            </table:table-row>
            <table:table-row table:style-name="ro1" table:default-cell-style-name="ce3">
              <table:table-cell table:style-name="ce4">
                <text:p text:style-name="P3">مشکیزہ کہیں، جسم کہیں، ہاتھ کہیں ہے<text:line-break/>جا جا کے کہاں فاطمہ زہرا تجھے روئے</text:p>
              </table:table-cell>
              <table:table-cell>
                <text:p text:style-name="P2">6</text:p>
              </table:table-cell>
              <table:table-cell>
                <text:p text:style-name="P2">mashkeeza kahin jism kahin haath kahin hai<text:line-break/>jaa jaa ke kahan fatema zahra tujhe roye</text:p>
              </table:table-cell>
            </table:table-row>
            <table:table-row table:style-name="ro1" table:default-cell-style-name="ce3">
              <table:table-cell table:style-name="ce4">
                <text:p text:style-name="P3">ارمانِ سکینہ کا تھا جتنا تجھے روتی<text:line-break/>سجاد تیری قبر پہ اتنا تجھے روئے</text:p>
              </table:table-cell>
              <table:table-cell>
                <text:p text:style-name="P2">7</text:p>
              </table:table-cell>
              <table:table-cell>
                <text:p text:style-name="P2">armaan sakina ka tha jitna tujhe roti<text:line-break/>sajjad teri qabr pe utna tujhe roye</text:p>
              </table:table-cell>
            </table:table-row>
            <table:table-row table:style-name="ro1" table:default-cell-style-name="ce3">
              <table:table-cell table:style-name="ce4">
                <text:p text:style-name="P3">ہاشم کے قمر کیوں نہ تیرا چاہنے والا<text:line-break/>والشمس کا پڑھتے ہوئے سورہ تجھے روئے</text:p>
              </table:table-cell>
              <table:table-cell>
                <text:p text:style-name="P2">8</text:p>
              </table:table-cell>
              <table:table-cell>
                <text:p text:style-name="P2">hashim ke qamar kyun na tera chahne waala<text:line-break/>wa shams ka padte huwe soora tujhe roye</text:p>
              </table:table-cell>
            </table:table-row>
            <table:table-row table:style-name="ro1" table:default-cell-style-name="ce3">
              <table:table-cell table:style-name="ce4">
                <text:p text:style-name="P3">حسرت ہے کہ غازی ہو لہو آنکھوں سے جاری<text:line-break/>یہ میر تکلم کبھی ایسا تجھے روئے</text:p>
              </table:table-cell>
              <table:table-cell>
                <text:p text:style-name="P2">9</text:p>
              </table:table-cell>
              <table:table-cell>
                <text:p text:style-name="P2">hasrat hai ke ghazi ho lahoo aankh se jaari<text:line-break/>ye mir takallum kabhi aisa tujhe roye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10.61cm" fo:page-height="190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5:22:39.657586200</dc:date>
    <meta:editing-duration>PT48M47S</meta:editing-duration>
    <meta:editing-cycles>14</meta:editing-cycles>
    <meta:generator>LibreOffice/25.2.4.3$Windows_X86_64 LibreOffice_project/33e196637044ead23f5c3226cde09b47731f7e27</meta:generator>
    <meta:document-statistic meta:object-count="1"/>
  </office:meta>
</office:document-meta>
</file>